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1" svg:font-family="'Noto Sans'" style:font-family-generic="swiss"/>
    <style:font-face style:name="Liberation Serif" svg:font-family="'Liberation Serif'" style:font-family-generic="roman"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Adobe Blank" svg:font-family="'Adobe Blank'" style:font-family-generic="system" style:font-pitch="variable"/>
    <style:font-face style:name="Noto Sans" svg:font-family="'Noto San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officeooo:paragraph-rsid="003e4521"/>
    </style:style>
    <style:style style:name="P3" style:family="paragraph" style:parent-style-name="Heading_20_2">
      <style:paragraph-properties fo:text-align="center" style:justify-single-word="false"/>
      <style:text-properties officeooo:rsid="002dd1a1" officeooo:paragraph-rsid="00346156"/>
    </style:style>
    <style:style style:name="P4" style:family="paragraph" style:parent-style-name="Heading_20_2">
      <style:paragraph-properties fo:text-align="center" style:justify-single-word="false" fo:break-before="page"/>
      <style:text-properties officeooo:rsid="002dd1a1" officeooo:paragraph-rsid="003e4521"/>
    </style:style>
    <style:style style:name="T1" style:family="text">
      <style:text-properties officeooo:rsid="002dd1a1"/>
    </style:style>
    <style:style style:name="T2" style:family="text">
      <style:text-properties fo:font-size="18pt" style:font-size-asian="18pt" style:font-size-complex="18pt"/>
    </style:style>
    <style:style style:name="T3" style:family="text">
      <style:text-properties fo:font-size="18pt" officeooo:rsid="00346156" style:font-size-asian="18pt" style:font-size-complex="18pt"/>
    </style:style>
    <style:style style:name="T4" style:family="text">
      <style:text-properties fo:font-size="18pt" officeooo:rsid="003751b5" style:font-size-asian="18pt" style:font-size-complex="18pt"/>
    </style:style>
    <style:style style:name="T5" style:family="text">
      <style:text-properties fo:font-size="18pt" officeooo:rsid="003cb6a1" style:font-size-asian="18pt" style:font-size-complex="18pt"/>
    </style:style>
    <style:style style:name="T6" style:family="text">
      <style:text-properties fo:font-size="18pt" officeooo:rsid="00369ac8" style:font-size-asian="18pt" style:font-size-complex="18pt"/>
    </style:style>
    <style:style style:name="T7" style:family="text">
      <style:text-properties fo:font-variant="normal" fo:text-transform="none" fo:color="#222222" fo:letter-spacing="normal"/>
    </style:style>
    <style:style style:name="T8" style:family="text">
      <style:text-properties fo:font-variant="normal" fo:text-transform="none" fo:color="#222222" fo:letter-spacing="normal" officeooo:rsid="003a2fad"/>
    </style:style>
    <style:style style:name="T9" style:family="text">
      <style:text-properties fo:font-style="italic" style:font-style-asian="italic" style:font-style-complex="italic"/>
    </style:style>
    <style:style style:name="T10" style:family="text">
      <style:text-properties fo:font-style="italic" officeooo:rsid="0036d2e7" style:font-style-asian="italic" style:font-style-complex="italic"/>
    </style:style>
    <style:style style:name="T11" style:family="text">
      <style:text-properties fo:font-style="italic" style:text-underline-style="none" style:font-style-asian="italic" style:font-style-complex="italic"/>
    </style:style>
    <style:style style:name="T12" style:family="text">
      <style:text-properties fo:font-weight="normal" style:font-weight-asian="normal" style:font-weight-complex="normal"/>
    </style:style>
    <style:style style:name="T13" style:family="text">
      <style:text-properties fo:font-weight="normal" officeooo:rsid="0032948f" style:font-weight-asian="normal" style:font-weight-complex="normal"/>
    </style:style>
    <style:style style:name="T14" style:family="text">
      <style:text-properties fo:font-weight="normal" officeooo:rsid="00393a25" style:font-weight-asian="normal" style:font-weight-complex="normal"/>
    </style:style>
    <style:style style:name="T15" style:family="text">
      <style:text-properties fo:font-weight="normal" officeooo:rsid="0036d2e7" style:font-weight-asian="normal" style:font-weight-complex="normal"/>
    </style:style>
    <style:style style:name="T16" style:family="text">
      <style:text-properties officeooo:rsid="002f97ac"/>
    </style:style>
    <style:style style:name="T17" style:family="text">
      <style:text-properties officeooo:rsid="0030ba90"/>
    </style:style>
    <style:style style:name="T18" style:family="text">
      <style:text-properties officeooo:rsid="0032948f"/>
    </style:style>
    <style:style style:name="T19" style:family="text">
      <style:text-properties officeooo:rsid="00352078"/>
    </style:style>
    <style:style style:name="T20" style:family="text">
      <style:text-properties officeooo:rsid="002f4b16"/>
    </style:style>
    <style:style style:name="T21" style:family="text">
      <style:text-properties fo:font-size="14pt" fo:font-weight="bold" style:font-size-asian="14pt" style:font-weight-asian="bold" style:font-size-complex="14pt" style:font-weight-complex="bold"/>
    </style:style>
    <style:style style:name="T22" style:family="text">
      <style:text-properties officeooo:rsid="0036d2e7"/>
    </style:style>
    <style:style style:name="T23" style:family="text">
      <style:text-properties officeooo:rsid="00394c53"/>
    </style:style>
    <style:style style:name="T24" style:family="text">
      <style:text-properties officeooo:rsid="003a3141"/>
    </style:style>
    <style:style style:name="T25" style:family="text">
      <style:text-properties officeooo:rsid="00393a2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2"><text:span text:style-name="T2">Supplement to </text:span><text:span text:style-name="T4">Hermetically Sealed S</text:span><text:span text:style-name="T3">ystem #4</text:span></text:h>
      <text:p text:style-name="Subtitle-mine">Follow<text:span text:style-name="T1"> Moroni’s Promise to know</text:span></text:p>
      <text:p text:style-name="P1"><text:span text:style-name="T21">that the Book of Mormon is true</text:span></text:p>
      <text:p text:style-name="P1"><text:span text:style-name="T21"/></text:p>
      <text:p text:style-name="Topic-header">Did you feel good or peaceful? <text:s/>Did you pray with a sincere heart? <text:s/>Did you pray with real intent? <text:s/>With faith in Christ? <text:s/>Did you ponder on the mercy of God first? <text:s/>Did you read the Bible first?</text:p>
      <text:p text:style-name="Source-line"><text:a xlink:type="simple" xlink:href="https://www.lds.org/scriptures/bofm/moro/10.3-5?lang=eng" text:style-name="Internet_20_link" text:visited-style-name="Visited_20_Internet_20_Link"><text:span text:style-name="T1">Moroni 10:3</text:span></text:a><text:a xlink:type="simple" xlink:href="https://www.lds.org/scriptures/bofm/moro/10.3-5?lang=eng" text:style-name="Internet_20_link" text:visited-style-name="Visited_20_Internet_20_Link"><text:span text:style-name="T7">–</text:span></text:a><text:a xlink:type="simple" xlink:href="https://www.lds.org/scriptures/bofm/moro/10.3-5?lang=eng" text:style-name="Internet_20_link" text:visited-style-name="Visited_20_Internet_20_Link"><text:span text:style-name="T1">5</text:span></text:a></text:p>
      <text:p text:style-name="Indented-Text-Body">3 Behold, I would exhort you that when ye shall read these things, if it be wisdom in God that ye should read them, that ye would remember how merciful the Lord hath been unto the children of men, from the creation of Adam even down until the time that ye shall receive these things, and ponder it in your hearts.</text:p>
      <text:p text:style-name="Indented-Text-Body">4 And when ye shall receive these things, I would exhort you that ye would ask God, the Eternal Father, in the name of Christ, if these things are not true; and if ye shall ask with a sincere heart, with real intent, having faith in Christ, he will manifest the truth of it unto you, by the power of the Holy Ghost.</text:p>
      <text:p text:style-name="Indented-Text-Body">5 And by the power of the Holy Ghost ye may know the truth of all things.</text:p>
      <text:p text:style-name="Source-line"><text:span text:style-name="T8">"</text:span><text:a xlink:type="simple" xlink:href="https://www.lds.org/ensign/2016/02/latter-day-saint-voices/praying-with-real-intent?lang=eng" text:style-name="Internet_20_link" text:visited-style-name="Visited_20_Internet_20_Link">Praying with Real Intent</text:a><text:span text:style-name="T8">” Ensign, Feb 2016.</text:span></text:p>
      <text:p text:style-name="Indented-Text-Body">One afternoon they [the missionaries] asked me, “Have you prayed to find out if what we are teaching you is true?”</text:p>
      <text:p text:style-name="Indented-Text-Body">I told them I had but had not obtained any answer.</text:p>
      <text:p text:style-name="Indented-Text-Body">“You must pray with real intent,” they said.</text:p>
      <text:p text:style-name="Topic-header">Why would God answer when you took not thought except to ask.</text:p>
      <text:p text:style-name="Source-line"><text:a xlink:type="simple" xlink:href="https://www.lds.org/scriptures/dc-testament/dc/9.7?lang=eng" text:style-name="Internet_20_link" text:visited-style-name="Visited_20_Internet_20_Link">Doctrine &amp; Covenants 9:7</text:a></text:p>
      <text:p text:style-name="Indented-Text-Body">7 Behold, you have not understood; you have supposed that I would give it unto you, when you took no thought save it was to ask me.</text:p>
      <text:p text:style-name="Topic-header"><text:span text:style-name="T19">Have you prayed tens or hundreds of times? <text:s/></text:span>Keep trying!! God will answer your prayer! <text:s/><text:span text:style-name="T18">May take many years.</text:span></text:p>
      <text:p text:style-name="Source-line">“<text:a xlink:type="simple" xlink:href="https://www.lds.org/general-conference/2004/10/securing-our-testimonies?lang=eng&amp;_r=1" text:style-name="Internet_20_link" text:visited-style-name="Visited_20_Internet_20_Link">Securing Our Testimonies</text:a>”. Donald L. Staheli. General Conference, Oct 2004.</text:p>
      <text:p text:style-name="Indented-Text-Body"><text:bookmark text:name="p81"/>Recently I had an engaging conversation with a young man who was contemplating a mission. As we talked, it became apparent that he was struggling with his decision, because he was questioning the strength of <text:soft-page-break/>his testimony of the gospel of Jesus Christ. He wanted to know why he had not received more clear answers to his prayers and study of the scriptures.</text:p>
      <text:p text:style-name="Indented-Text-Body">...First, we must have a sincere desire to believe. Phrases such as “awake,” “arouse your faculties,” “experiment,” and “exercise a particle of faith” are action words that suggest sustained effort on <text:span text:style-name="T12">our part.</text:span></text:p>
      <text:p text:style-name="Indented-Text-Body">...To my young friend, and to all wherever you may be, never give up on the Lord. The answer to your prayers may not be as clear or as timely as you would like, but keep praying.</text:p>
      <text:p text:style-name="Source-line"><text:a xlink:type="simple" xlink:href="https://www.reddit.com/r/lds/comments/11vdfq/investigator_here_i_keep_praying_but_i_cant_get/" text:style-name="Internet_20_link" text:visited-style-name="Visited_20_Internet_20_Link">lds subreddit</text:a></text:p>
      <text:p text:style-name="Indented-Text-Body">I've gone to church the last two Sundays and I think it's fantastic. I really like a lot of the ideals of the church. I'm already living by the word of wisdom, and I'm following the commandments, and reading the scriptures, and I'm praying. I keep waiting for an answer, anything. But I'm not getting a thing. <text:span text:style-name="T9">The missionaries say to keep praying, and to pray with more specific questions</text:span>, but no matter what I try I'm just not getting any answers.</text:p>
      <text:p text:style-name="Source-line"><text:a xlink:type="simple" xlink:href="https://www.reddit.com/r/lds/comments/11vdfq/investigator_here_i_keep_praying_but_i_cant_get/c6pyb05/" text:style-name="Internet_20_link" text:visited-style-name="Visited_20_Internet_20_Link">lds subreddit</text:a></text:p>
      <text:p text:style-name="Indented-Text-Body"><text:span text:style-name="T17">If you keep trying, things will only get better. Keep pushing forward and remember; the amount of effort you give is more important than the amount of success…. </text:span>Don't stop praying and have patience.</text:p>
      <text:p text:style-name="Source-line"><text:a xlink:type="simple" xlink:href="https://www.reddit.com/r/lds/comments/11vdfq/investigator_here_i_keep_praying_but_i_cant_get/c6q0yre/" text:style-name="Internet_20_link" text:visited-style-name="Visited_20_Internet_20_Link">lds subreddit</text:a></text:p>
      <text:p text:style-name="Indented-Text-Body">Keep praying, I didn't get an answer for 15 years...</text:p>
      <text:p text:style-name="Topic-header">You’ve <text:span text:style-name="T11">always</text:span> known that it’s true. <text:s/>Stop asking God for a sign.</text:p>
      <text:p text:style-name="Source-line">“<text:a xlink:type="simple" xlink:href="https://www.lds.org/new-era/2015/09/what-you-knew-in-premortal-life?lang=eng" text:style-name="Internet_20_link" text:visited-style-name="Visited_20_Internet_20_Link">What You Knew in the Premortal Life</text:a>”. New Era. Sep 2015.</text:p>
      <text:p text:style-name="Indented-Text-Body"><text:bookmark text:name="p8"/>I can remember sitting in the back row of the chapel as the instructor began teaching about the Prophet Joseph Smith. I’ll never forget it. It was a riveting moment of clarity. I was completely tuned in to the story. As it culminated and the teacher bore testimony, I knew that I knew it was true. I just knew it. But more importantly, I realized that I’d always known it was true; this was just the first time I’d realized it.</text:p>
      <text:p text:style-name="Indented-Text-Body"><text:bookmark text:name="p9"/>If you’re trying to gain a testimony of the Church, don’t be tempted to think, like Laman and Lemuel, that “the Lord maketh no such thing[s] known unto [you]” (<text:a xlink:type="simple" xlink:href="https://www.lds.org/scriptures/bofm/1-ne/15.9?lang=eng#8" office:target-frame-name="_blank" xlink:show="new" text:style-name="Internet_20_link" text:visited-style-name="Visited_20_Internet_20_Link">1 Nephi 15:9</text:a>). Don’t think that receiving such a testimony is beyond your reach. These tempting lies could never be true.</text:p>
      <text:p text:style-name="Indented-Text-Body"><text:bookmark text:name="p10"/>Gaining a testimony isn’t about learning something new or even finding something that you’ve never known. It’s about understanding your <text:soft-page-break/>divine identity and remembering the things that you’ve always known to be true.</text:p>
      <text:p text:style-name="Source-line">“<text:a xlink:type="simple" xlink:href="https://www.lds.org/new-era/2006/06/instant-messages?lang=eng" text:style-name="Internet_20_link" text:visited-style-name="Visited_20_Internet_20_Link"><text:span text:style-name="T16">You’ve always known</text:span></text:a><text:span text:style-name="T16">.” <text:s/>New Era, June 2006.</text:span></text:p>
      <text:p text:style-name="Indented-Text-Body"><text:bookmark text:name="p5"/>I believed that Heavenly Father and <text:a xlink:type="simple" xlink:href="http://www.mormon.org/beliefs/jesus-christ" text:style-name="Internet_20_link" text:visited-style-name="Visited_20_Internet_20_Link">Jesus Christ</text:a> had spoken to Joseph Smith when he was 14, so I thought that since I was now 14, Heavenly Father could tell me, too. I didn’t expect a vision, but I believed God would somehow let me know if this was His Church. I decided that as soon as the testimony meeting ended, I would go a little ways from the lodge among the trees to kneel and pray as Joseph had.</text:p>
      <text:p text:style-name="Indented-Text-Body"><text:bookmark text:name="p6"/>During the meeting, I listened intently to the testimonies, and I recognized that the Spirit was very strong. My sister’s friend stood to bear his testimony. As he said the words, “I know the Church is true and that God lives,” I heard a still, small voice whisper within me: “You know it’s true, too. You’ve always known.” Tears filled my eyes because I knew God had heard my prayer before I had even spoken it.</text:p>
      <text:p text:style-name="Source-line">“<text:a xlink:type="simple" xlink:href="https://www.lds.org/new-era/1998/02/i-wanted-proof?lang=eng&amp;_r=1" text:style-name="Internet_20_link" text:visited-style-name="Visited_20_Internet_20_Link">I Wanted Proof.</text:a>” New Era, Feb 1998.</text:p>
      <text:p text:style-name="Indented-Text-Body">After reading the Book of Mormon, I knelt in prayer. I had a great desire to know of its truth. I hoped it was true, knowing what joy this would bring me. That night I prayed for hours desiring to know. The following nights I continued in my prayers and began to wonder if I would receive a witness.</text:p>
      <text:p text:style-name="Indented-Text-Body">My determination in waiting for a witness was a trial of my faith. After many days I came to the realization that I knew the Book of Mormon was true. It came not as a sign or a voice. I knew because in the center of my being I could not deny that it was true. I also knew that God existed and that he is my Heavenly Father, that Jesus Christ is the only begotten son of God.</text:p>
      <text:p text:style-name="Indented-Text-Body">This came to me, not as new knowledge, but as a peaceful remembrance of that which I already knew. I did not need a further witness. I had always known the truth. My pride in my own knowledge had caused me to forget my testimony.</text:p>
      <text:p text:style-name="Indented-Text-Body"/>
      <text:h text:style-name="P4" text:outline-level="2"><text:span text:style-name="T2">Supplement to </text:span><text:span text:style-name="T5">Hermetically Sealed S</text:span><text:span text:style-name="T3">ystem #</text:span><text:span text:style-name="T6">6</text:span></text:h>
      <text:p text:style-name="Subtitle-mine">Ask the right questions and doubt your doubts</text:p>
      <text:p text:style-name="P2"/>
      <text:p text:style-name="Topic-header">Honest doubts lead to increased faith.</text:p>
      <text:p text:style-name="Source-line">“<text:a xlink:type="simple" xlink:href="https://www.lds.org/youth/article/when-you-have-questions?lang=eng" text:style-name="Internet_20_link" text:visited-style-name="Visited_20_Internet_20_Link"><text:span text:style-name="T22">What do Do When You Have Questions</text:span></text:a>”. <text:span text:style-name="T22">Ensign</text:span>. <text:span text:style-name="T22">May 2012 (quoting Howard W. Hunter, Oct 1960 General Conference; Also quoted in Teachings of Presidents of the Church: Howard W. Hunter, ch 21). Emphasis added.</text:span></text:p>
      <text:p text:style-name="Indented-Text-Body"><text:bookmark text:name="p82"/><text:span text:style-name="T22">I have sympathy for young men and young women when </text:span><text:span text:style-name="T10">honest doubts</text:span><text:span text:style-name="T22"> enter their minds and they engage in the great conflict of resolving doubts. </text:span><text:span text:style-name="T10">These doubts can be resolved, if they have an honest desire to know the truth</text:span><text:span text:style-name="T22">, by exercising moral, spiritual, and mental effort. </text:span><text:span text:style-name="T10">They will emerge from the conflict into a firmer, stronger, larger faith because of the struggle</text:span><text:span text:style-name="T22">. They have gone from a simple, trusting faith, through doubt and conflict, into a solid substantial faith which ripens into testimony.</text:span></text:p>
      <text:p text:style-name="Topic-header">Answers given to those who don’t harden their hearts.</text:p>
      <text:p text:style-name="Source-line">“<text:a xlink:type="simple" xlink:href="https://www.lds.org/broadcasts/article/satellite-training-broadcast/2012/08/a-pattern-for-learning-spiritual-things?lang=eng" text:style-name="Internet_20_link" text:visited-style-name="Visited_20_Internet_20_Link"><text:span text:style-name="T23">A Pattern for Learning Spiritual Things</text:span></text:a>”. <text:span text:style-name="T23">Seminaries and Institutes of Religion Satellite Broadcast</text:span>. <text:span text:style-name="T23">August 7, 2012 (quoted in Lesson 10: Seek Truth, Foundations of the Restoration Teacher Manual).</text:span></text:p>
      <text:p text:style-name="Indented-Text-Body"><text:bookmark text:name="p821"/>Answers to spiritual questions are given to individuals who don’t harden their hearts; who ask in faith, believing they will receive; and who diligently keep the commandments.</text:p>
      <text:p text:style-name="Topic-header">Ask the right kind of questions.</text:p>
      <text:p text:style-name="Source-line">“<text:a xlink:type="simple" xlink:href="http://www.byui.edu/devotionals/sheri-dew" text:style-name="Internet_20_link" text:visited-style-name="Visited_20_Internet_20_Link"><text:span text:style-name="T24">Will You Engage in the Wrestle?</text:span></text:a>”. <text:span text:style-name="T24">Sheri Dew. BYU Idaho Devotional.</text:span></text:p>
      <text:p text:style-name="Indented-Text-Body"><text:bookmark text:name="p83"/>As seekers of truth, our safety lies in asking the right questions, in faith, and of the right sources—meaning those who only speak truth: such as the scriptures, prophets, and the Lord through the Holy Ghost.</text:p>
      <text:p text:style-name="Source-line">“<text:a xlink:type="simple" xlink:href="https://www.lds.org/youth/article/when-you-have-questions?lang=eng" text:style-name="Internet_20_link" text:visited-style-name="Visited_20_Internet_20_Link"><text:span text:style-name="T22">What to Do When You Have Questions</text:span></text:a><text:span text:style-name="T22">.” <text:s/>Youth article on lds.org (visited 2017-01-31).</text:span></text:p>
      <text:p text:style-name="Indented-Text-Body">There are basically two different ways we can approach our questions. For our purposes here, we’ll distinguish between these approaches by labeling them <text:span text:style-name="Emphasis">questioning</text:span> and <text:span text:style-name="Emphasis">asking questions.</text:span> When it comes to matters of faith, there can be a pretty big difference between the two. The difference has to do with how and why you’re asking the questions, what you hope to gain from them, and where they’ll eventually lead you.</text:p>
      <text:p text:style-name="Indented-Text-Body"><text:soft-page-break/><text:span text:style-name="Emphasis">Questioning,</text:span> here, refers to challenging, disputing, or picking something apart. When it comes to religion, the result of this approach is often not to find answers but rather to find fault and destroy confidence.</text:p>
      <text:p text:style-name="Indented-Text-Body">On the other hand, in religion, just as in science or anything else worth studying, it’s absolutely essential to <text:span text:style-name="Emphasis">ask questions,</text:span> even difficult ones. It’s the only way you’ll get answers. And answers mean greater knowledge and understanding—and in the case of religion, greater faith and spirituality.</text:p>
      <text:p text:style-name="Indented-Text-Body">So, your attitude and your motive in asking a question can make all the difference in where it will eventually lead you. For instance, if you’re studying the scriptures and come across a passage that seems to contradict a Church teaching or a scientific or historical fact, there’s a big difference between asking “How could the scriptures (or the Church) possibly be true if … ?” and asking “What’s the full context of this passage and what does it mean in light of … ?” The first question may lead you to a hastily drawn conclusion based on skepticism and doubt rather than actual knowledge or logic, whereas the second is more likely to lead you to greater insight and faith.</text:p>
      <text:p text:style-name="Topic-header">Sincere questions lead to greater faith.</text:p>
      <text:p text:style-name="Source-line">“<text:a xlink:type="simple" xlink:href="https://www.lds.org/ensign/2015/03/when-doubts-and-questions-arise?lang=eng" text:style-name="Internet_20_link" text:visited-style-name="Visited_20_Internet_20_Link"><text:span text:style-name="T25">When Doubts and Questions Arise</text:span></text:a>”. <text:span text:style-name="T22">Ensign</text:span>. <text:span text:style-name="T25">March 2015.</text:span></text:p>
      <text:p text:style-name="Indented-Text-Body"><text:bookmark text:name="p811"/>Questions, when asked with a sincere desire to increase one’s understanding and faith, are to be encouraged...</text:p>
      <text:p text:style-name="Indented-Text-Body">Sincere questions are those asked with the “real intent” (Moroni 10:4) to better understand and more fully obey the will of the Lord... <text:s/>There is no suggestion in the scriptures or the teachings of the prophets that encourages doubt.</text:p>
      <text:p text:style-name="Topic-header">Doubts occur because you are sinning.</text:p>
      <text:p text:style-name="Source-line"><text:span text:style-name="T12">“</text:span><text:a xlink:type="simple" xlink:href="https://www.lds.org/ensign/2015/03/when-doubts-and-questions-arise?lang=eng" text:style-name="Internet_20_link" text:visited-style-name="Visited_20_Internet_20_Link"><text:span text:style-name="T14">When Doubts and Questions Arise</text:span></text:a><text:span text:style-name="T12">”. </text:span><text:span text:style-name="T15">Ensign</text:span><text:span text:style-name="T12">. </text:span><text:span text:style-name="T14">March 2015.</text:span></text:p>
      <text:p text:style-name="Indented-Text-Body">As doubts arise, it may be useful to honestly ask yourself, Is there something I am doing or desiring that is contrary to the gospel? If you answer yes, seek help from your bishop.</text:p>
      <text:p text:style-name="Indented-Text-Body">Letting your doubts justify your sins is never a successful substitute for repenting.</text:p>
      <text:p text:style-name="Topic-header">Doubt your doubts</text:p>
      <text:p text:style-name="Source-line">“<text:a xlink:type="simple" xlink:href="https://www.lds.org/general-conference/2013/10/come-join-with-us?lang=eng" text:style-name="Internet_20_link" text:visited-style-name="Visited_20_Internet_20_Link"><text:span text:style-name="T24">Come, Join with Us</text:span></text:a>”. <text:span text:style-name="T24">Dieter F. Uchtdorf. Oct 2013 General Conference. </text:span></text:p>
      <text:p text:style-name="Indented-Text-Body">… doubt your doubts before you doubt your fait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1" svg:font-family="'Noto Sans'" style:font-family-generic="swiss"/>
    <style:font-face style:name="Liberation Serif" svg:font-family="'Liberation Serif'" style:font-family-generic="roman"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Adobe Blank" svg:font-family="'Adobe Blank'" style:font-family-generic="system" style:font-pitch="variable"/>
    <style:font-face style:name="Noto Sans" svg:font-family="'Noto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dobe Blank" style:font-size-asian="10.5pt" style:language-asian="zh" style:country-asian="CN" style:font-name-complex="Noto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dobe Blank" style:font-size-asian="10.5pt" style:language-asian="zh" style:country-asian="CN" style:font-name-complex="Noto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style:font-name="Arial" fo:font-family="Arial"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dobe Blank" style:font-family-asian="'Adobe Blank'"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00%" style:writing-mode="page"/>
    </style:style>
    <style:style style:name="List" style:family="paragraph" style:parent-style-name="Text_20_body" style:class="list">
      <style:text-properties style:font-size-asian="12pt" style:font-name-complex="Noto Sans1" style:font-family-complex="'Noto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1"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1" style:font-family-complex="'Noto 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writing-mode="page"/>
      <style:text-properties fo:font-size="11pt" fo:font-style="italic" style:font-size-asian="10.5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Topic-header" style:family="paragraph" style:parent-style-name="Text_20_body">
      <style:paragraph-properties fo:margin-top="0in" fo:margin-bottom="0.1201in" loext:contextual-spacing="false" style:writing-mode="page"/>
      <style:text-properties fo:font-weight="bold" style:font-size-asian="10.5pt"/>
    </style:style>
    <style:style style:name="Source-line" style:family="paragraph" style:parent-style-name="Topic-header">
      <style:paragraph-properties fo:margin-left="0.4in" fo:margin-right="0in" fo:text-indent="0in" style:auto-text-indent="false" style:writing-mode="page"/>
      <style:text-properties fo:font-weight="normal" style:font-size-asian="10.5pt"/>
    </style:style>
    <style:style style:name="Subtitle-mine" style:family="paragraph" style:parent-style-name="Topic-header">
      <style:paragraph-properties fo:margin-top="0in" fo:margin-bottom="0in" loext:contextual-spacing="false" fo:text-align="center" style:justify-single-word="false" style:writing-mode="page"/>
      <style:text-properties fo:font-size="14pt" style:font-size-asian="10.5pt"/>
    </style:style>
    <style:style style:name="Indented-Text-Body" style:family="paragraph" style:parent-style-name="Text_20_body">
      <style:paragraph-properties fo:margin-left="0.7in" fo:margin-right="0in" fo:text-indent="0in" style:auto-text-indent="false" style:writing-mode="pag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25in" fo:margin-right="1.25in" style:shadow="none"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08T17:20:09.040277835</meta:creation-date>
    <dc:date>2017-02-11T11:18:38.921328288</dc:date>
    <meta:editing-duration>PT1H30M49S</meta:editing-duration>
    <meta:editing-cycles>36</meta:editing-cycles>
    <meta:generator>LibreOffice/5.3.0.3$Linux_X86_64 LibreOffice_project/30m0$Build-3</meta:generator>
    <meta:document-statistic meta:table-count="0" meta:image-count="0" meta:object-count="0" meta:page-count="5" meta:paragraph-count="65" meta:word-count="1820" meta:character-count="10181" meta:non-whitespace-character-count="8417"/>
  </office:meta>
</office:document-meta>
</file>